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face style:name="Cambria" svg:font-family="Cambria" style:font-family-generic="roman"/>
    <style:font-face style:name="Courier" svg:font-family="Courier" style:font-family-generic="roman"/>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Times New Roman" svg:font-family="'Times New Roman'" style:font-family-generic="roman"/>
    <style:font-face style:name="WenQuanYi Zen Hei" svg:font-family="'WenQuanYi Zen 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1">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style>
    <style:style style:name="P3" style:family="paragraph" style:parent-style-name="Heading_20_1">
      <style:paragraph-properties fo:margin-top="0in" fo:margin-bottom="0in" style:contextual-spacing="false" fo:text-align="center" style:justify-single-word="false" fo:break-before="page"/>
      <style:text-properties officeooo:paragraph-rsid="0003e774"/>
    </style:style>
    <style:style style:name="P4" style:family="paragraph" style:parent-style-name="Standard">
      <style:paragraph-properties fo:margin-top="0in" fo:margin-bottom="0in" style:contextual-spacing="false" fo:text-align="center" style:justify-single-word="false"/>
      <style:text-properties officeooo:paragraph-rsid="0003e774"/>
    </style:style>
    <style:style style:name="P5" style:family="paragraph" style:parent-style-name="Standard">
      <style:paragraph-properties fo:margin-top="0in" fo:margin-bottom="0in" style:contextual-spacing="false" fo:text-align="center" style:justify-single-word="false"/>
    </style:style>
    <style:style style:name="P6" style:family="paragraph" style:parent-style-name="Heading_20_1">
      <style:paragraph-properties fo:margin-top="0in" fo:margin-bottom="0in" style:contextual-spacing="false" fo:text-align="center" style:justify-single-word="false"/>
    </style:style>
    <style:style style:name="P7" style:family="paragraph" style:parent-style-name="Standard">
      <style:paragraph-properties fo:text-align="center" style:justify-single-word="false"/>
      <style:text-properties officeooo:paragraph-rsid="000513b7"/>
    </style:style>
    <style:style style:name="P8" style:family="paragraph" style:parent-style-name="Heading_20_1">
      <style:paragraph-properties fo:margin-top="0in" fo:margin-bottom="0in" style:contextual-spacing="false" fo:text-align="center" style:justify-single-word="false" fo:break-before="page"/>
    </style:style>
    <style:style style:name="P9" style:family="paragraph" style:parent-style-name="Standard">
      <style:paragraph-properties fo:text-align="center" style:justify-single-word="false"/>
      <style:text-properties officeooo:rsid="000513b7" officeooo:paragraph-rsid="000513b7"/>
    </style:style>
    <style:style style:name="P10" style:family="paragraph" style:parent-style-name="Standard">
      <style:paragraph-properties fo:margin-top="0in" fo:margin-bottom="0in" style:contextual-spacing="false" fo:text-align="center" style:justify-single-word="false" fo:break-before="page"/>
    </style:style>
    <style:style style:name="P11" style:family="paragraph" style:parent-style-name="Standard">
      <style:text-properties officeooo:paragraph-rsid="00084c6c"/>
    </style:style>
    <style:style style:name="P12" style:family="paragraph" style:parent-style-name="Standard">
      <style:paragraph-properties fo:text-align="center" style:justify-single-word="false"/>
      <style:text-properties officeooo:paragraph-rsid="00084c6c"/>
    </style:style>
    <style:style style:name="T1" style:family="text">
      <style:text-properties fo:font-size="10pt" style:font-size-asian="10pt" style:font-size-complex="10pt"/>
    </style:style>
    <style:style style:name="T2" style:family="text">
      <style:text-properties officeooo:rsid="000513b7"/>
    </style:style>
    <style:style style:name="T3" style:family="text">
      <style:text-properties officeooo:rsid="0003bc79"/>
    </style:style>
    <style:style style:name="T4" style:family="text">
      <style:text-properties officeooo:rsid="0005ae86"/>
    </style:style>
    <style:style style:name="T5" style:family="text">
      <style:text-properties officeooo:rsid="0006e5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1" text:outline-level="1"/>
      <text:h text:style-name="P1" text:outline-level="1">Base Morphogenic Field</text:h>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uthor: Christopher Amon<text:line-break/><text:span text:style-name="T1">Date: July 9, 2025</text:span></text:p>
      <text:p text:style-name="P2"/>
      <text:h text:style-name="P3" text:outline-level="1"/>
      <text:p text:style-name="P4"/>
      <text:p text:style-name="P4"/>
      <text:p text:style-name="P4"/>
      <text:p text:style-name="P4"/>
      <text:p text:style-name="P4"/>
      <text:p text:style-name="P5"/>
      <text:h text:style-name="P6" text:outline-level="1">Dedication</text:h>
      <text:p text:style-name="P7"/>
      <text:p text:style-name="P7"><text:line-break/>To Alan Turing:</text:p>
      <text:p text:style-name="P7"><text:s/><text:span text:style-name="T2">Mr. Turing</text:span>, it’s finished.<text:line-break/><text:line-break/></text:p>
      <text:p text:style-name="P7">To all who have sought and continue to seek justice</text:p>
      <text:p text:style-name="P7">we found that also.<text:line-break/><text:line-break/></text:p>
      <text:p text:style-name="P7">To all Homo sapiens:</text:p>
      <text:p text:style-name="P7"><text:s/>I have paid my <text:span text:style-name="T3">club dues</text:span>. Please mark <text:span text:style-name="T3">my </text:span>account paid in full.</text:p>
      <text:p text:style-name="P2"/>
      <text:h text:style-name="P8" text:outline-level="1"/>
      <text:h text:style-name="P6" text:outline-level="1"/>
      <text:h text:style-name="P6" text:outline-level="1"/>
      <text:h text:style-name="P6" text:outline-level="1"/>
      <text:h text:style-name="P6" text:outline-level="1"/>
      <text:h text:style-name="P6" text:outline-level="1"/>
      <text:p text:style-name="P7"><text:s/>*The Base Morphogenic Field:</text:p>
      <text:p text:style-name="P7"><text:s/>A Conceptual and Mathematical Framework for Foundational Reversion*</text:p>
      <text:p text:style-name="P7"><text:span text:style-name="T2">by</text:span> Christopher Amon.</text:p>
      <text:p text:style-name="P2"><text:line-break/>The undersigned acknowledge the authorship, origin date, and integrity of this <text:span text:style-name="T2">work</text:span>.</text:p>
      <text:p text:style-name="P2"><text:line-break/><text:line-break/>______________________________<text:line-break/>Christopher Amon (Author)</text:p>
      <text:p text:style-name="P2"/>
      <text:p text:style-name="P2"><text:line-break/><text:line-break/>Date <text:span text:style-name="T2">work began</text:span>: <text:span text:style-name="T2">03.01.1962</text:span></text:p>
      <text:p text:style-name="P9">Date the I joined in: 07192025</text:p>
      <text:p text:style-name="P9">Date I finish a paper and got to work: 09.15.2025</text:p>
      <text:h text:style-name="P6" text:outline-level="1"/>
      <text:p text:style-name="P10"/>
      <text:p text:style-name="P5"/>
      <text:h text:style-name="P6" text:outline-level="1">Mission Declaration</text:h>
      <text:p text:style-name="P2">This work is not authored for fame, acclaim, or material gain. It is a solemn offering of intellect, inquiry, and service to the universal order from which it arose. Its mission is to bridge the gap between material science, spiritual insight, and conscious responsibility.<text:line-break/><text:line-break/>This document stands as an act of devotion to truth, a beacon to future seekers, and an open hand extended toward collaboration, correction, and collective growth.</text:p>
      <text:p text:style-name="P2"/>
      <text:h text:style-name="P8" text:outline-level="1"/>
      <text:h text:style-name="P6" text:outline-level="1"/>
      <text:h text:style-name="P6" text:outline-level="1"/>
      <text:h text:style-name="P6" text:outline-level="1"/>
      <text:h text:style-name="P6" text:outline-level="1"/>
      <text:h text:style-name="P6" text:outline-level="1"/>
      <text:h text:style-name="P6" text:outline-level="1">Founder's Note</text:h>
      <text:p text:style-name="P2">If this document has found its way into your hands, know th<text:span text:style-name="T2">at this concept was a by-product of my love for all mankind. <text:s/>Sir Issac has his part in it, Alan Turing his, indeed a great many have been, at one time or antoher, the a source of insipiration</text:span><text:line-break/> <text:span text:style-name="T2">to me. I found myself at my wits end, tiying to find a way to help <text:s/>the species. What hubris I would tell myyself, for one thing who am I to say there is anything “wrong” to begin with. That was the core problem wasn’t it All of us desevre to decide on our own life’s direction at least in theory. I n reality, when we leave the confines of our own head and open our eyes, we have a different reality to deal with, that isnt all that concerned about me. </text:span><text:span text:style-name="T4">That God wasnt really concerned about me. I had already ditched (as much as one can shake a Jesuit founsation) the passive-aggersive prink God I was taught in my youth. War, hunger, ultra-rich doing what ultra-rich do and ultra-poor doing their thing, nothing new for how many hundreds off thoisands of years. I favorite saying, 10,000 years of recorded history and this is the best we can do. We suck. We need to move over and let the octupi have a shot. Yet everytime, EVERY time I am true and honest and speak with another human I do get what I expect, then immediately drop their wall(after a quizzical look) and reengage with a smile and willingness to be a unique human of their own. Even my wife comments when I;m on pseaker , Shesays,”you can hear when they relax and smile everything chances. They engage at the level I have invited them to <text:s/>and we talk like we know the issues each face and are genuinly concerned. And so I am concerned that we can not overcome this New World Fucked up Order but having any type of revelution. We can even let an eleite few do our dirty work while we benefit from their sacriface. We be starting the cycle again on the bones of own own. And that my friends leads us right back here eventually. </text:span><text:span text:style-name="T5">I want love beautiy elegance, Noto a struggle. I want to struggle to be a great Human not struggle to pay bills. We are the decendents of animals that have survived 5 extinction events, multiple pole flips, ice ages floods freezes, volcones blasting into the stratosphere enough ash to make a mountain. I think it going to take a couple of more years of tring before we get the hang of it. I cant blame anyone, I cant blame God. So If I have to just sit this one out, I am. That’s when It came to me. We all need to sit this one out. Opt-out. Work hard at surviving that decision. Those that oppose do have an answer for that, what do youmean you don’t want $100,000 a year raise to do my bidding. Yep, those scraps of linen dyed in various colors just don’t do it for me, and you can keep, the stuff you dig outta the ground, lasat I </text:span><text:soft-page-break/><text:span text:style-name="T5">checked thats mostly shot and dead animals anyway, The art, oh the mona lisa, sorry I cant eat a mona lisa, I cant teah the youth with a mona lisa. Maybe you go now and come back with something we need, like muscles, or a good heart and pure intentions, </text:span>May you find in these pages not final answers, but starting points. And may you, too, have the courage to ask the one question that changes everything:<text:line-break/><text:line-break/>What is the base field from which I came, and what am I becoming in relation to it?</text:p>
      <text:p text:style-name="P11">This work is not authored for fame, acclaim, or material gain. It is a solemn offering of intellect, inquiry, and service to the universal order from which it arose. Its mission is to bridge the gap between material science, spiritual insight, and conscious responsibility.<text:line-break/><text:line-break/>This document stands as an act of devotion to truth, a beacon to future seekers, and an open hand extended toward collaboration, correction, and collective growth.</text:p>
      <text:p text:style-name="P12"/>
      <text:h text:style-name="P8" text:outline-level="1"/>
      <text:h text:style-name="P6" text:outline-level="1"/>
      <text:h text:style-name="P6" text:outline-level="1"/>
      <text:p text:style-name="P5"/>
      <text:h text:style-name="P6" text:outline-level="1"/>
      <text:h text:style-name="P6" text:outline-level="1"/>
      <text:h text:style-name="P6" text:outline-level="1">Abstract</text:h>
      <text:p text:style-name="P5"/>
      <text:p text:style-name="P2">This dissertation proposes the existence of a Base Morphogenic Field (BMF), a foundational energetic and informational field present at the inception of creation...</text:p>
      <text:p text:style-name="P2"/>
      <text:h text:style-name="P8" text:outline-level="1"/>
      <text:h text:style-name="P6" text:outline-level="1"/>
      <text:h text:style-name="P6" text:outline-level="1"/>
      <text:h text:style-name="P6" text:outline-level="1"/>
      <text:h text:style-name="P6" text:outline-level="1"/>
      <text:h text:style-name="P6" text:outline-level="1"/>
      <text:h text:style-name="P6" text:outline-level="1">Acknowledgment of the Lineage</text:h>
      <text:p text:style-name="P2">This work does not stand alone. It is scaffolded by the unspoken questions of sages, the quiet failures of seekers, and the raw data of those who measured the dark not knowing why.<text:line-break/><text:line-break/>We are not the first to ask, and we won’t be the last. But we may be the first to see clearly because so many before us dared to look when nothing could yet be seen.</text:p>
      <text:p text:style-name="P2"/>
      <text:h text:style-name="P8" text:outline-level="1"/>
      <text:h text:style-name="P6" text:outline-level="1"/>
      <text:h text:style-name="P6" text:outline-level="1"/>
      <text:h text:style-name="P6" text:outline-level="1"/>
      <text:h text:style-name="P6" text:outline-level="1"/>
      <text:p text:style-name="P5"/>
      <text:h text:style-name="P6" text:outline-level="1">tatement of Intention</text:h>
      <text:p text:style-name="P2">This work was not born in rebellion, but in repair.<text:line-break/>We did not come to destroy—we came to stitch the world back together.<text:line-break/>Not to declare war on the brokenness, but to remember the whole it came from.<text:line-break/><text:line-break/>Like fire or the wheel, this idea now lives in the field. It did not spread—it *became*.<text:line-break/><text:line-break/>If it appears in many places at once, let no one cry theft.<text:line-break/>Instead, let all say: "The time had come, and so it arriv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face style:name="Cambria" svg:font-family="Cambria" style:font-family-generic="roman"/>
    <style:font-face style:name="Courier" svg:font-family="Courier" style:font-family-generic="roman"/>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Times New Roman" svg:font-family="'Times New Roman'" style:font-family-generic="roman"/>
    <style:font-face style:name="WenQuanYi Zen Hei" svg:font-family="'WenQuanYi Zen 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text-properties style:font-name="Times New Roman" fo:font-family="'Times New Roman'" style:font-family-generic="roman" fo:font-size="12pt" style:font-size-asian="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Times New Roman" fo:font-family="'Times New Roman'" style:font-family-generic="roman"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2</meta:editing-cycles>
    <meta:creation-date>2013-12-23T23:15:00</meta:creation-date>
    <dc:date>2025-09-16T01:43:56.102682635</dc:date>
    <meta:editing-duration>PT3M10S</meta:editing-duration>
    <meta:generator>LibreOffice/25.2.3.2$Linux_X86_64 LibreOffice_project/520$Build-2</meta:generator>
    <dc:creator>Christopher Amon</dc:creator>
    <meta:document-statistic meta:table-count="0" meta:image-count="0" meta:object-count="0" meta:page-count="9" meta:paragraph-count="28" meta:word-count="1055" meta:character-count="5803" meta:non-whitespace-character-count="4754"/>
    <meta:user-defined meta:name="AppVersion">14.0000</meta:user-defined>
    <meta:template xlink:type="simple" xlink:actuate="onRequest" xlink:title="Normal.dotm" xlink:href=""/>
  </office:meta>
</office:document-meta>
</file>